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NewRoman" svg:font-family="TimesNewRoman" style:font-family-generic="roman"/>
    <style:font-face style:name="Nimbus Sans L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fo:orphans="0" fo:widows="0" style:text-autospace="non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Heading">
      <style:text-properties fo:color="#ffffff" fo:font-style="normal" style:font-style-asian="normal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 fo:orphans="0" fo:widows="0" style:text-autospace="non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fo:font-size="12pt" style:font-size-asian="12pt" style:font-size-complex="12pt"/>
    </style:style>
    <style:style style:name="P7" style:family="paragraph" style:parent-style-name="Text_20_body_20_indent">
      <style:paragraph-properties fo:margin-left="0cm" fo:margin-right="0cm" fo:line-height="100%" fo:text-indent="1.501cm" style:auto-text-indent="false"/>
      <style:text-properties style:font-name="Times New Roman" fo:font-size="12pt" style:font-size-asian="12pt" style:font-size-complex="12pt"/>
    </style:style>
    <style:style style:name="P8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9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0" style:family="paragraph" style:parent-style-name="Text_20_body_20_indent">
      <style:paragraph-properties fo:margin-left="0cm" fo:margin-right="0cm" fo:line-height="100%" fo:text-align="justify" style:justify-single-word="false" fo:orphans="0" fo:widows="0" fo:text-indent="0cm" style:auto-text-indent="false" style:text-autospace="none"/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 fo:orphans="0" fo:widows="0" style:text-autospace="none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>
        <style:tab-stops>
          <style:tab-stop style:position="1.27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 fo:orphans="0" fo:widows="0" style:text-autospace="none"/>
    </style:style>
    <style:style style:name="P15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>
        <style:tab-stops>
          <style:tab-stop style:position="1.884cm"/>
          <style:tab-stop style:position="2.004cm"/>
        </style:tab-stops>
      </style:paragraph-properties>
      <style:text-properties fo:font-size="12pt" style:font-size-asian="12pt" style:font-size-complex="12pt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>
        <style:tab-stops>
          <style:tab-stop style:position="1.884cm"/>
        </style:tab-stops>
      </style:paragraph-properties>
      <style:text-properties fo:font-size="12pt" style:font-size-asian="12pt" style:font-size-complex="12pt"/>
    </style:style>
    <style:style style:name="P17" style:family="paragraph" style:parent-style-name="Standard">
      <style:paragraph-properties fo:margin-left="0cm" fo:margin-right="0cm" fo:orphans="0" fo:widows="0" fo:text-indent="1.501cm" style:auto-text-indent="false" style:text-autospace="none"/>
      <style:text-properties fo:font-size="12pt" style:font-size-asian="12pt" style:font-size-complex="12pt"/>
    </style:style>
    <style:style style:name="P18" style:family="paragraph" style:parent-style-name="Standard">
      <style:paragraph-properties fo:orphans="0" fo:widows="0" style:text-autospace="non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orphans="0" fo:widows="0" style:text-autospace="none">
        <style:tab-stops>
          <style:tab-stop style:position="1cm"/>
          <style:tab-stop style:position="1.501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1.508cm" fo:margin-right="0cm" fo:orphans="0" fo:widows="0" fo:text-indent="0cm" style:auto-text-indent="false" style:text-autospace="none">
        <style:tab-stops>
          <style:tab-stop style:position="1.905cm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Standard">
      <style:paragraph-properties fo:margin-left="1.508cm" fo:margin-right="0cm" fo:orphans="0" fo:widows="0" fo:text-indent="0cm" style:auto-text-indent="false" style:text-autospace="none">
        <style:tab-stops/>
      </style:paragraph-properties>
      <style:text-properties fo:font-size="12pt" style:font-size-asian="12pt" style:font-size-complex="12pt"/>
    </style:style>
    <style:style style:name="P22" style:family="paragraph" style:parent-style-name="Standard">
      <style:paragraph-properties fo:margin-left="0cm" fo:margin-right="0cm" fo:orphans="0" fo:widows="0" fo:text-indent="1.501cm" style:auto-text-indent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órico</text:p>
      <text:p text:style-name="P1"/>
      <table:table table:name="Tabela1" table:style-name="Tabela1">
        <table:table-column table:style-name="Tabela1.A" table:number-columns-repeated="3"/>
        <table:table-column table:style-name="Tabela1.D"/>
        <table:table-header-rows>
          <table:table-row>
            <table:table-cell table:style-name="Tabela1.A1" office:value-type="string">
              <text:p text:style-name="P2">Versão</text:p>
            </table:table-cell>
            <table:table-cell table:style-name="Tabela1.A1" office:value-type="string">
              <text:p text:style-name="P2">Última Mudança</text:p>
            </table:table-cell>
            <table:table-cell table:style-name="Tabela1.A1" office:value-type="string">
              <text:p text:style-name="P2">Responsáveis</text:p>
            </table:table-cell>
            <table:table-cell table:style-name="Tabela1.D1" office:value-type="string">
              <text:p text:style-name="P2">Descrição</text:p>
            </table:table-cell>
          </table:table-row>
        </table:table-header-rows>
        <table:table-row>
          <table:table-cell table:style-name="Tabela1.A2" office:value-type="string">
            <text:p text:style-name="P3">0.1</text:p>
          </table:table-cell>
          <table:table-cell table:style-name="Tabela1.A2" office:value-type="string">
            <text:p text:style-name="P3">08/06/2006</text:p>
          </table:table-cell>
          <table:table-cell table:style-name="Tabela1.A2" office:value-type="string">
            <text:p text:style-name="P3">A1,A2,A11,A12,A13,A14 e A7(Gerente)</text:p>
          </table:table-cell>
          <table:table-cell table:style-name="Tabela1.D2" office:value-type="string">
            <text:p text:style-name="P3">Revisão dos casos de uso.</text:p>
          </table:table-cell>
        </table:table-row>
      </table:table>
      <text:p text:style-name="P1"/>
      <text:p text:style-name="P4"/>
      <text:p text:style-name="P4">ESPECIFICAÇÃO DOS CASOS DE USO AVALIAÇÃO DO CORPO DOCENTE</text:p>
      <text:p text:style-name="P5"/>
      <text:p text:style-name="P4">Preâmbulo </text:p>
      <text:p text:style-name="P6"/>
      <text:p text:style-name="P6">A Avaliação do Corpo Docente irá interagir Aluno, Coordenação e Docente para a realização de avaliação de docentes. Esta avaliação será feita por um aluno através de um formulário disponível pela coordenação. A coordenação será responsável por configurar as questões e o prazo de disponibilidade deste formulário. </text:p>
      <text:p text:style-name="P7">Durante o período de execução de uma disciplina os alunos poderão efetuar a avaliação do docente que ministra a disciplina bem como o andamento das atividades da disciplina. Estas avaliações poderão ser consultadas pelo docente e superiores.</text:p>
      <text:p text:style-name="P5"/>
      <text:p text:style-name="P4"/>
      <text:p text:style-name="P4">1 - Caso de Uso A.C.D.1 – Preencher Formulário de Avaliação</text:p>
      <text:p text:style-name="P4">ID: A.C.D.1</text:p>
      <text:p text:style-name="P4">Atores: Aluno</text:p>
      <text:p text:style-name="P4"/>
      <text:p text:style-name="P8"><text:span text:style-name="T1">Propósito: <text:s/></text:span><text:span text:style-name="T2">Este caso de uso tem como função facilitar o preenchimento dos formulários de avaliação do corpo docente.</text:span></text:p>
      <text:p text:style-name="P9"/>
      <text:p text:style-name="P10"><text:span text:style-name="T3">Descrição: </text:span>O Aluno tem a sua disposição uma sessão com o formulário de avaliação dos docentes para preenchê-lo.</text:p>
      <text:p text:style-name="P5"/>
      <text:p text:style-name="P11">1.1<text:tab/>Fluxo Básico</text:p>
      <text:p text:style-name="P5"/>
      <text:p text:style-name="P6">01 <text:s/>Aluno preenche as informações para edição do formulário de avaliação;</text:p>
      <text:p text:style-name="P6">02 <text:s/>Sistema exibe as disciplinas que o Aluno está cursando;</text:p>
      <text:p text:style-name="P6">03 <text:s/>Aluno seleciona a disciplina;</text:p>
      <text:p text:style-name="P6">04 <text:s/>Sistema exibe uma lista de nomes do Docente associado à disciplina;</text:p>
      <text:p text:style-name="P6">05 <text:s/>Aluno seleciona o Docente que deseja avaliar;</text:p>
      <text:p text:style-name="P6">06 <text:s/>Sistema exibe o formulário para edição;</text:p>
      <text:p text:style-name="P6">07 <text:s/>Aluno preenche o formulário de avaliação;</text:p>
      <text:p text:style-name="P6">08 <text:s/>Aluno requisita a confirmação da operação;</text:p>
      <text:p text:style-name="P6">09 <text:s/>Sistema confirma a operação.</text:p>
      <text:p text:style-name="P6"/>
      <text:p text:style-name="P6"/>
      <text:p text:style-name="P6"/>
      <text:p text:style-name="P11">1.2<text:tab/>Fluxo Alternativo</text:p>
      <text:p text:style-name="P12"/>
      <text:p text:style-name="P13">No item 01, o sistema exibe mensagem contendo campos obrigatórios que não foram preenchidos e aqueles contendo informações inconsistentes, o sistema sugere que sejam fornecidas e alteradas, respectivamente.</text:p>
      <text:p text:style-name="P5"/>
      <text:p text:style-name="P14"><text:span text:style-name="T4">Referência: </text:span><text:span text:style-name="T5">RN 3.4</text:span></text:p>
      <text:p text:style-name="P5"/>
      <text:p text:style-name="P5"/>
      <text:p text:style-name="P4">2 - Caso de Uso A.C.D.2 - Editar Questão do Formulário</text:p>
      <text:p text:style-name="P4">ID: A.C.D.2</text:p>
      <text:p text:style-name="P4">Atores: Coordenação</text:p>
      <text:p text:style-name="P4"/>
      <text:p text:style-name="P8"><text:span text:style-name="T1">Propósito: <text:s/></text:span><text:span text:style-name="T2">Este caso de uso tem como função a edição das informações a respeito dos formulários de avaliação.</text:span></text:p>
      <text:p text:style-name="P9"/>
      <text:p text:style-name="P10"><text:span text:style-name="T3">Descrição: </text:span>A Coordenação pode modificar dados sobre as datas de disponibilidade da sessão, assim como as próprias questões e as notas de esclarecimentos contidas nos formulários.</text:p>
      <text:p text:style-name="P5"/>
      <text:p text:style-name="P4">2.1<text:tab/>Fluxo Básico</text:p>
      <text:p text:style-name="P6"/>
      <text:p text:style-name="P6">01 <text:s/>Coordenação seleciona Avaliação do Docente.</text:p>
      <text:p text:style-name="P15">02 <text:s/>Sistema exibe os formulários de avaliação dos Docentes;</text:p>
      <text:p text:style-name="P15">03 <text:s/>Coordenação preenche as informações que deseja alterar;</text:p>
      <text:p text:style-name="P15">04 <text:s/>Coordenação requisita a confirmação da operação;</text:p>
      <text:p text:style-name="P16">05 <text:s/>Sistema exibe o formulário alterado para os Alunos.</text:p>
      <text:p text:style-name="P6"/>
      <text:p text:style-name="P4">2.2<text:tab/>Fluxo Alternativo:</text:p>
      <text:p text:style-name="P5"><text:tab/></text:p>
      <text:p text:style-name="P6">No item 04, caso o sistema registre que Alunos já realizaram edição de formulários, o fluxo é encerrado, pois nesse caso não são permitidas alterações das questões.</text:p>
      <text:p text:style-name="P6"/>
      <text:p text:style-name="P14"><text:span text:style-name="T4">Referência: </text:span><text:span text:style-name="T5">Não se aplica.</text:span></text:p>
      <text:p text:style-name="P6"/>
      <text:p text:style-name="P6"/>
      <text:p text:style-name="P4">3 - Caso de Uso A.C.D.3- Consultar Avaliação do Docente</text:p>
      <text:p text:style-name="P4">ID: A.C.D.3</text:p>
      <text:p text:style-name="P4">Atores: Docente</text:p>
      <text:p text:style-name="P4"/>
      <text:p text:style-name="P8"><text:span text:style-name="T1">Propósito: <text:s/></text:span><text:span text:style-name="T2">Este caso de uso tem como função permitir a consulta dos resultados das avaliações. </text:span></text:p>
      <text:p text:style-name="P9"/>
      <text:p text:style-name="P10"><text:span text:style-name="T3">Descrição: </text:span><text:span text:style-name="T6">Ao término das avaliações os professores poderão consultar e ver os resultados das avaliações feitas pelos alunos</text:span><text:span text:style-name="T7">.</text:span></text:p>
      <text:p text:style-name="P5"/>
      <text:p text:style-name="P4">3.1<text:tab/>Fluxo Básico</text:p>
      <text:p text:style-name="P5"/>
      <text:p text:style-name="P6">01 <text:s/>Docente solicita Avaliação para consulta;</text:p>
      <text:p text:style-name="P6">02 <text:s/>Sistema exibe as avaliações que o Docente tem acesso;</text:p>
      <text:p text:style-name="P6">03 <text:s/>Docente seleciona a avaliação;</text:p>
      <text:p text:style-name="P6">04 <text:s/>Docente requisita a confirmação da operação;</text:p>
      <text:p text:style-name="P6">05 <text:s/>Sistema confirma a operação, exibindo o conteúdo da avaliação;</text:p>
      <text:p text:style-name="P5"/>
      <text:p text:style-name="P4">3.2<text:tab/>Fluxo Alternativo</text:p>
      <text:p text:style-name="P5"/>
      <text:p text:style-name="P6">No item 02, o sistema exibe mensagem que não há avaliações disponíveis e o caso de uso termina.</text:p>
      <text:p text:style-name="P6"/>
      <text:p text:style-name="P14"><text:span text:style-name="T4">Referência: </text:span><text:span text:style-name="T5">Não se aplica.</text:span></text:p>
      <text:p text:style-name="P17"/>
      <text:p text:style-name="P17"/>
      <text:p text:style-name="P4">4 - Caso de Uso A.C.D.4 – Criar Formulário de Avaliação </text:p>
      <text:p text:style-name="P18">ID: A.C.D.4</text:p>
      <text:p text:style-name="P18">Atores: Coordenação</text:p>
      <text:p text:style-name="P18"/>
      <text:p text:style-name="P8"><text:span text:style-name="T1">Propósito: <text:s/></text:span><text:span text:style-name="T2">Este caso de uso tem como função criar os formulários de avaliação dos docentes.</text:span></text:p>
      <text:p text:style-name="P9"/>
      <text:p text:style-name="P10"><text:span text:style-name="T3">Descrição: </text:span>A coordenação é quem fica responsável pela criação das questões do formulário para avaliação do Docente.</text:p>
      <text:p text:style-name="P18"/>
      <text:p text:style-name="P18">4.1<text:tab/>Fluxo Básico</text:p>
      <text:p text:style-name="P19"/>
      <text:p text:style-name="P17">01 <text:s/>Coordenação preenche o cabeçalho do formulário;</text:p>
      <text:p text:style-name="P17">02 <text:s/>Coordenação informa as questões para criação de formulário;</text:p>
      <text:p text:style-name="P20">03 <text:s/>Coordenação solicita a confirmação da operação;</text:p>
      <text:p text:style-name="P21">04 <text:s/>Sistema confirma operação e exibe formulário para o aluno.</text:p>
      <text:p text:style-name="P18"/>
      <text:p text:style-name="P18">4.2<text:tab/>Fluxo Alternativo</text:p>
      <text:p text:style-name="P22"/>
      <text:p text:style-name="P13">No item 03, o sistema exibe mensagem contendo campos obrigatórios que não foram preenchidos e aqueles contendo informações inconsistentes, o sistema sugere que sejam fornecidas e alteradas, respectivamente.</text:p>
      <text:p text:style-name="P5"/>
      <text:p text:style-name="P14"><text:span text:style-name="T4">Referência: </text:span><text:span text:style-name="T5">Não se aplica.</text:span><text:span text:style-name="T4"> 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NewRoman" svg:font-family="TimesNewRoman" style:font-family-generic="roman"/>
    <style:font-face style:name="Nimbus Sans L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style:font-name="TimesNewRoman" fo:font-size="11.5pt" style:font-size-asian="11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40" text:consecutive-numbering="true">
      <text:list-level-style-number text:level="1" style:num-format="1" text:start-value="3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Footer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UC-Avaliação do Corpo Docente – Versão 0.1</text:p>
      </style:header>
      <style:footer>
        <text:p text:style-name="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meta:creation-date>2006-04-26T22:58:49</meta:creation-date>
    <dc:creator>Leandro Pires Rabelo</dc:creator>
    <dc:date>2006-06-08T21:33:17</dc:date>
    <dc:language>pt-BR</dc:language>
    <meta:editing-cycles>7</meta:editing-cycles>
    <meta:editing-duration>PT1H42M4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75" meta:word-count="653" meta:character-count="4184"/>
  </office:meta>
</office:document-meta>
</file>